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0.693cm" style:rel-column-width="393*"/>
    </style:style>
    <style:style style:name="Tableau1.B" style:family="table-column">
      <style:table-column-properties style:column-width="16.307cm" style:rel-column-width="9245*"/>
    </style:style>
    <style:style style:name="Tableau1.1" style:family="table-row">
      <style:table-row-properties fo:background-color="transparent">
        <style:background-image/>
      </style:table-row-properties>
    </style:style>
    <style:style style:name="Tableau1.A1" style:family="table-cell">
      <style:table-cell-properties fo:padding="0.097cm" fo:border="none"/>
    </style:style>
    <style:style style:name="P1" style:family="paragraph" style:parent-style-name="Footnote">
      <style:text-properties officeooo:rsid="0019744e" officeooo:paragraph-rsid="0019744e"/>
    </style:style>
    <style:style style:name="P2" style:family="paragraph" style:parent-style-name="Standard">
      <style:text-properties officeooo:rsid="0019744e" officeooo:paragraph-rsid="0019744e"/>
    </style:style>
    <style:style style:name="P3" style:family="paragraph" style:parent-style-name="Standard">
      <style:paragraph-properties fo:text-align="end" style:justify-single-word="false"/>
      <style:text-properties officeooo:rsid="0019744e" officeooo:paragraph-rsid="0019744e"/>
    </style:style>
    <style:style style:name="P4" style:family="paragraph" style:parent-style-name="Standard">
      <style:text-properties fo:font-weight="bold" officeooo:rsid="0019744e" officeooo:paragraph-rsid="0019744e" style:font-weight-asian="bold" style:font-weight-complex="bold"/>
    </style:style>
    <style:style style:name="P5" style:family="paragraph" style:parent-style-name="Standard">
      <style:paragraph-properties fo:text-align="center" style:justify-single-word="false"/>
      <style:text-properties fo:font-size="18pt" fo:font-weight="bold" officeooo:rsid="0019744e" officeooo:paragraph-rsid="0019744e"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6pt" fo:font-weight="bold" officeooo:rsid="0019744e" officeooo:paragraph-rsid="0019744e" style:font-size-asian="16pt" style:font-weight-asian="bold" style:font-size-complex="16pt" style:font-weight-complex="bold"/>
    </style:style>
    <style:style style:name="P7" style:family="paragraph" style:parent-style-name="Table_20_Contents">
      <style:paragraph-properties fo:line-height="150%" fo:text-align="justify" style:justify-single-word="false"/>
    </style:style>
    <style:style style:name="P8" style:family="paragraph" style:parent-style-name="Table_20_Contents">
      <style:paragraph-properties fo:line-height="150%" fo:text-align="end" style:justify-single-word="false"/>
      <style:text-properties fo:font-style="italic" officeooo:rsid="0019744e" officeooo:paragraph-rsid="0019744e"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terprétation de texte</text:p>
      <text:p text:style-name="P6">Devoir facultatif</text:p>
      <text:p text:style-name="Standard"/>
      <text:p text:style-name="Standard"/>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8">1</text:p>
            <text:p text:style-name="P8"/>
            <text:p text:style-name="P8"/>
            <text:p text:style-name="P8"/>
            <text:p text:style-name="P8">5</text:p>
            <text:p text:style-name="P8"/>
            <text:p text:style-name="P8"/>
            <text:p text:style-name="P8"/>
            <text:p text:style-name="P8"/>
            <text:p text:style-name="P8">10</text:p>
          </table:table-cell>
          <table:table-cell table:style-name="Tableau1.A1" office:value-type="string">
            <text:p text:style-name="P7"><text:tab/>La nature, nous ne saurions trop le répéter, n’est composée que d’individus qui sont l’objet primitif de nos sensations et de nos perceptions directes. Nous remarquons à la vérité dans ces individus, des propriétés communes par lesquelles nous les comparons, et des propriétés dissemblables par lesquelles nous les discernons ; et ces propriétés, désignées par des noms abstraits, nous ont conduits à former différentes classes où ces objets ont été placés. Mais souvent tel objet qui par une ou plusieurs de ses propriétés a été placé dans une classe, tient à une autre classe par d’autres propriétés, et aurait pu tout aussi bien y avoir sa place. Il reste donc nécessairement de l’arbitraire<text:note text:id="ftn0" text:note-class="footnote"><text:note-citation>1</text:note-citation><text:note-body><text:p text:style-name="P1">Quelque chose est arbitraire quand il se fait sans raison nécessaire ; il est d’une certaine façon, mais dans d’autres circonstances il aurait pu être autrement.</text:p></text:note-body></text:note> dans la division générale. L’arrangement le plus naturel serait celui où les objets se succéderaient par les nuances insensibles<text:note text:id="ftn1" text:note-class="footnote"><text:note-citation>2</text:note-citation><text:note-body><text:p text:style-name="P1">Ici, des nuances « insensibles » désignent des nuances trop subtiles pour être perçues clairement.</text:p></text:note-body></text:note> qui servent tout à la fois à les séparer et à les unir. Mais le petit nombre d’êtres qui nous sont connus ne nous permet pas de marquer ces nuances. L’univers n’est qu’un vaste océan, sur la surface duquel nous apercevons quelques îles plus ou moins grandes, dont la liaison avec le continent nous est cachée.</text:p>
          </table:table-cell>
        </table:table-row>
      </table:table>
      <text:p text:style-name="P3">Jean Le Rond d’Alembert, Discours préliminaire à l’<text:span text:style-name="T1">Encyclopédie</text:span><text:span text:style-name="T2">, 1751</text:span></text:p>
      <text:p text:style-name="P2"><text:span text:style-name="T2"/></text:p>
      <text:p text:style-name="P2"><text:span text:style-name="T2"/></text:p>
      <text:p text:style-name="P2"><text:span text:style-name="T2"/></text:p>
      <text:p text:style-name="P2"/>
      <text:p text:style-name="P4">Question d’interprétation philosophique</text:p>
      <text:p text:style-name="P2"/>
      <text:p text:style-name="P2">Peut-on établir une classification parfaite des êtres de la natur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8T21:31:51.600000000</meta:creation-date>
    <dc:date>2022-12-08T21:50:58.335000000</dc:date>
    <meta:editing-duration>PT8M56S</meta:editing-duration>
    <meta:editing-cycles>1</meta:editing-cycles>
    <meta:generator>LibreOffice/7.3.1.3$Windows_X86_64 LibreOffice_project/a69ca51ded25f3eefd52d7bf9a5fad8c90b87951</meta:generator>
    <meta:document-statistic meta:table-count="1" meta:image-count="0" meta:object-count="0" meta:page-count="1" meta:paragraph-count="11" meta:word-count="260" meta:character-count="1615" meta:non-whitespace-character-count="1365"/>
  </office:meta>
</office:document-meta>
</file>